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078" officeooo:paragraph-rsid="001b7078"/>
    </style:style>
    <style:style style:name="P2" style:family="paragraph" style:parent-style-name="Standard">
      <style:text-properties fo:font-weight="bold" officeooo:rsid="001b7078" officeooo:paragraph-rsid="001b7078" style:font-weight-asian="bold" style:font-weight-complex="bold"/>
    </style:style>
    <style:style style:name="T1" style:family="text">
      <style:text-properties officeooo:rsid="001cc2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2. Explica las diferencias entre procesador RISC y CISC.</text:p>
      <text:p text:style-name="P1"/>
      <text:p text:style-name="P1"><text:tab/>Los procesadores CISC son llamados, procesadores de lógica programada, para modificar el funcionamiento del microprocesador, habría que modificar los microprogramas de su memoria de control, pudiendo de esta forma, añadir nuevas instrucciones código máquina o modificar las existentes. En su estructura, el secuenciador, cuenta con una pequeña memoria interna, llamada memoria de control. Dentro de esta memoria de control se guarda un microprograma, para cada instrucción código máquina que es capaz de ejecutar el procesador. Este microprograma, consta de una secuencia de una o más microinstrucciones, que han de ejecutarse en orden, para ejecutar la instrucción código máquina. <text:span text:style-name="T1">También se llaman procesadores de propósito general.</text:span></text:p>
      <text:p text:style-name="P1"/>
      <text:p text:style-name="P1"><text:tab/>Los procesadores RISC son llamados, procesadores de lógica cableada, no existe una <text:s/>memoria de control, ni tampoco microprogramas. En lugar de esto, la unidad de decodificación consta de un circuito complejo, que realiza la función de traducir una instrucción de código máquina en una secuencia de microinstrucciones a ejecutar por la unidad de control. <text:span text:style-name="T1">También se llaman procesadores de propósito específico.</text:span></text:p>
      <text:p text:style-name="P1"><text:tab/></text:p>
      <text:p text:style-name="P1"/>
      <text:p text:style-name="P1"><text:tab/>La decodificación de la instrucción en procesadores RISC es más rápida que en CISC, ya que se hace de forma directa con un circuito, sin necesidad de acceder a una memoria de control. Esto proporciona un rendimiento, entre dos y cuatro veces superior, al de los procesadores CISC. Los procesadores CISC aceptan juegos de instrucciones, más extensos y complejos. Esto se debe a que el circuito de decodificación de un micro RISC, es tan complejo, que obliga a diseñar microprocesadores que acepten pocas instrucciones código máquina y con un formato fijo, ya que en caso contrario, el diseño del circuito seria inviable. En cambio, en un micro CISC, basta con crear microprogramas e introducirlos en la memoria de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20-02-10T15:32:27.115367192</meta:creation-date>
    <dc:date>2020-02-10T15:56:53.090194720</dc:date>
    <dc:creator>I116-05 </dc:creator>
    <meta:editing-duration>PT4M5S</meta:editing-duration>
    <meta:editing-cycles>1</meta:editing-cycles>
    <meta:document-statistic meta:table-count="0" meta:image-count="0" meta:object-count="0" meta:page-count="1" meta:paragraph-count="5" meta:word-count="294" meta:character-count="1924" meta:non-whitespace-character-count="1629"/>
    <meta:generator>LibreOffice/6.0.4.1$Linux_X86_64 LibreOffice_project/00m0$Build-1</meta:generator>
  </office:meta>
</office:document-meta>
</file>